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5.166cm" fo:min-width="9.416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5.616cm" fo:min-width="7.066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5.166cm" fo:min-width="7.61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842cm" fo:min-width="9.342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7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6cm" fo:min-width="18.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loext:graphic-properties draw:fill="none" draw:opacity="100%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a933" loext:opacity="100%"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a933" loext:opacity="100%" fo:font-size="13pt" style:font-size-asian="13pt" style:font-size-complex="1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a933" loext:opacity="100%" fo:font-size="10pt" style:font-size-asian="10pt" style:font-size-complex="10pt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0.5cm" svg:height="6cm" svg:x="1cm" svg:y="1cm">
          <text:p text:style-name="P1"><text:span text:style-name="T1">Séance 1 : Les </text:span><text:span text:style-name="T1">séismes</text:span></text:p>
          <text:p text:style-name="P1"><text:span text:style-name="T2">Comment se </text:span><text:span text:style-name="T2">manifeste un </text:span><text:span text:style-name="T2">séisme ?</text:span></text:p>
          <text:p text:style-name="P2"><text:span text:style-name="T3">Activité Décrire </text:span><text:span text:style-name="T3">un séisme</text:span></text:p>
          <text:p text:style-name="P1"><text:span text:style-name="T3">Matériel : </text:span><text:span text:style-name="T3">Cahier, crayon, </text:span><text:span text:style-name="T3">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2cm" svg:height="6.5cm" svg:x="20.5cm" svg:y="1cm">
          <text:p text:style-name="P4"><text:span text:style-name="T1">Séance 2 : Modéliser un séisme</text:span></text:p>
          <text:p text:style-name="P4"><text:span text:style-name="T4"/></text:p>
          <text:p text:style-name="P4"><text:span text:style-name="T4">Comment modéliser un séisme ?</text:span></text:p>
          <text:p text:style-name="P2"><text:span text:style-name="T3">Activité Modéliser un séisme </text:span></text:p>
          <text:p text:style-name="P5"><text:span text:style-name="T3">Matériel : 2 tablette matos ; seis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7cm" svg:height="6cm" svg:x="20.25cm" svg:y="8.25cm">
          <text:p text:style-name="P7"><text:span text:style-name="T5">Séance 4 : Le risque sismique</text:span><text:span text:style-name="T5"><text:a xlink:href="https://dubois-svt.github.io/courssvt/5eSVT/seismes/IntroSeismes/#seance-4-le-risque-sismique" xlink:type="simple">¶</text:a></text:span></text:p>
          <text:p text:style-name="P2"><text:span text:style-name="T6">Comment gérer le risque sismique ?</text:span></text:p>
          <text:p text:style-name="P2"><text:span text:style-name="T3">Activité Gestion du risque sismique</text:span></text:p>
          <text:p text:style-name="P1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5cm" svg:height="6.75cm" svg:x="1cm" svg:y="7.5cm">
          <text:p text:style-name="P7"><text:span text:style-name="T7">Séance 3 : Les ondes sismiques</text:span></text:p>
          <text:p text:style-name="P2"><text:span text:style-name="T6">Comment se propagent les ondes sismiques ? </text:span></text:p>
          <text:p text:style-name="P2"><text:span text:style-name="T8">Activité Propagation des ondes sismiques et intensité</text:span></text:p>
          <text:p text:style-name="P8"><text:span text:style-name="T3">Matériel : Calculatrice, stylo</text:span></text:p>
          <text:p text:style-name="P1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.5cm" svg:height="6.75cm" svg:x="11.75cm" svg:y="2.75cm">
          <text:p text:style-name="P4"><text:span text:style-name="T9">Le risque sismique</text:span></text:p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0" draw:layer="layout" svg:x1="14.25cm" svg:y1="4.25cm" svg:x2="11.5cm" svg:y2="4cm">
          <text:p/>
        </draw:line>
        <draw:line draw:style-name="gr6" draw:text-style-name="P10" draw:layer="layout" svg:x1="14cm" svg:y1="7.75cm" svg:x2="11.5cm" svg:y2="10.5cm">
          <text:p/>
        </draw:line>
        <draw:line draw:style-name="gr6" draw:text-style-name="P10" draw:layer="layout" svg:x1="18cm" svg:y1="4.5cm" svg:x2="20.5cm" svg:y2="4cm">
          <text:p/>
        </draw:line>
        <draw:line draw:style-name="gr6" draw:text-style-name="P10" draw:layer="layout" svg:x1="18cm" svg:y1="7.75cm" svg:x2="20.25cm" svg:y2="11.25cm">
          <text:p/>
        </draw:line>
        <draw:custom-shape draw:style-name="gr7" draw:text-style-name="P11" draw:layer="layout" svg:width="19cm" svg:height="6.25cm" svg:x="6.5cm" svg:y="14.5cm">
          <text:p text:style-name="P4"><text:span text:style-name="T10">Choisir une des séances ou faire celle imposée</text:span></text:p>
          <text:p text:style-name="P4"><text:span text:style-name="T10">Écrire le titre de la séance et la problématique associée</text:span></text:p>
          <text:p text:style-name="P4"><text:span text:style-name="T10">Aller chercher les documents concernés et le matériel</text:span></text:p>
          <text:p text:style-name="P4"><text:span text:style-name="T10">Coller les consignes </text:span></text:p>
          <text:p text:style-name="P4"><text:span text:style-name="T10">Lire la consigne et les documents</text:span></text:p>
          <text:p text:style-name="P4"><text:span text:style-name="T10">Réaliser le travail demandé</text:span></text:p>
          <text:p text:style-name="P4"><text:span text:style-name="T10">Appeler pour une vérification</text:span></text:p>
          <text:p text:style-name="P4"><text:span text:style-name="T10">Aller chercher le bilan, le coller et le complé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5-09-29T22:19:58.845985506</dc:date>
    <meta:editing-duration>PT42M4S</meta:editing-duration>
    <meta:editing-cycles>4</meta:editing-cycles>
    <meta:generator>LibreOffice/24.2.7.2$Linux_X86_64 LibreOffice_project/420$Build-2</meta:generator>
    <meta:document-statistic meta:object-count="10"/>
  </office:meta>
</office:document-meta>
</file>